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Impl.VersionImpl( SessionImpl session , NodeState state , ItemLifeCycleListener [ ]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getPrede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check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Impl.isSame( Item other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Impl.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Impl.get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getContainingHis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getSuc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getVersions( Name property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